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style:font-face style:name="sans-serif" svg:font-family="sans-serif"/>
  </office:font-face-decls>
  <office:automatic-styles>
    <style:style style:name="P1"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202122" loext:opacity="100%" style:font-name="sans-serif" fo:font-size="8.39999961853027pt" fo:letter-spacing="normal" fo:font-style="normal" fo:font-weight="normal"/>
    </style:style>
    <style:style style:name="P2" style:family="paragraph" style:parent-style-name="Text_20_body">
      <style:paragraph-properties fo:margin-left="0cm" fo:margin-right="0cm" fo:line-height="142%" fo:text-align="center" style:justify-single-word="false" fo:orphans="2" fo:widows="2" fo:text-indent="0cm" style:auto-text-indent="false"/>
      <style:text-properties fo:font-variant="normal" fo:text-transform="none" fo:color="#202122" loext:opacity="100%" style:font-name="sans-serif" fo:font-size="7.80000019073486pt" fo:letter-spacing="normal" fo:font-style="italic" fo:font-weight="bold" loext:padding="0cm" loext:border="none"/>
    </style:style>
    <style:style style:name="P3" style:family="paragraph" style:parent-style-name="Text_20_body">
      <style:paragraph-properties fo:margin-left="0cm" fo:margin-right="0cm" fo:line-height="100%" fo:text-align="justify" style:justify-single-word="false" fo:orphans="2" fo:widows="2" fo:text-indent="0cm" style:auto-text-indent="false"/>
    </style:style>
    <style:style style:name="P4" style:family="paragraph" style:parent-style-name="Text_20_body">
      <style:paragraph-properties fo:margin-left="0cm" fo:margin-right="0cm" fo:text-align="justify" style:justify-single-word="false" fo:orphans="2" fo:widows="2" fo:text-indent="0cm" style:auto-text-indent="false"/>
    </style:style>
    <style:style style:name="T1" style:family="text">
      <style:text-properties fo:font-variant="small-caps"/>
    </style:style>
    <style:style style:name="T2" style:family="text">
      <style:text-properties fo:font-variant="small-caps" fo:color="#202122" loext:opacity="100%" style:font-name="sans-serif" fo:font-size="8.39999961853027pt" fo:letter-spacing="normal" fo:font-style="normal" fo:font-weight="normal"/>
    </style:style>
    <style:style style:name="T3" style:family="text">
      <style:text-properties fo:font-variant="normal" fo:text-transform="none" fo:color="#202122" loext:opacity="100%" style:font-name="sans-serif" fo:font-size="8.39999961853027pt" fo:letter-spacing="normal" fo:font-style="normal" fo:font-weight="normal"/>
    </style:style>
    <style:style style:name="T4" style:family="text">
      <style:text-properties fo:font-variant="normal" fo:text-transform="none" fo:color="#0645ad" loext:opacity="100%" style:text-line-through-style="none" style:text-line-through-type="none" style:font-name="sans-serif" fo:font-size="8.39999961853027pt" fo:letter-spacing="normal" fo:font-style="normal" style:text-underline-style="none" fo:font-weight="normal" style:text-blinking="false" loext:padding="0cm" loext:border="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Socrate</text:span>. — Tu ne connais pas mon homme, Hippias ; tu ne sais pas comme il est chicanier et difficile à satisfaire.</text:p>
      <text:p text:style-name="P1"><text:span text:style-name="T1">Hippias</text:span>. — Qu’importe son humeur, Socrate ? Mis en face de la vérité, il faudra qu’il l’accepte, ou bien on se moquera de lui.</text:p>
      <text:p text:style-name="P1"><text:span text:style-name="T1">Socrate</text:span>. — Bien loin d’accepter ma réponse, il me plaisantera et me dira : « Pauvre aveugle, prends-tu Phidias pour un mauvais sculpteur ? » Je lui dirai que je n’en fais rien.</text:p>
      <text:p text:style-name="P1"><text:span text:style-name="T1">Hippias</text:span>. — Tu auras raison, Socrate.</text:p>
      <text:p text:style-name="P3"><text:span text:style-name="T2">Socrate</text:span><text:span text:style-name="T3">. — Sans doute. Mais quand je lui aurai déclaré que je considère Phidias comme un grand artiste, il poursuivra : « Phidias, à ton avis, ignorait—il l’espèce de beauté dont tu parles ? » — « Pourquoi cela ? » — « C’est qu’il n’a fait en or ni les yeux de son Athéna, ni le reste de son visage, ni ses pieds, ni ses mains, comme il l’aurait dû pour leur donner plus de beauté, mais qu’il les a faits en ivoire</text:span><text:bookmark text:name="cite_ref-7"/><text:a xlink:type="simple" xlink:href="https://fr.wikisource.org/wiki/Hippias_majeur_(trad._Croiset)#cite_note-7" text:style-name="Internet_20_link" text:visited-style-name="Visited_20_Internet_20_Link"><text:span text:style-name="T4">[7]</text:span></text:a><text:span text:style-name="T3"> : évidemment il a péché par ignorance, faute de savoir que l’or embellit </text:span><text:bookmark text:name="21"/><text:span text:style-name="T3">tous les objets auxquels on l’applique. À cette objection Hippias, que répondrons-nous ?</text:span></text:p>
      <text:p text:style-name="P1"><text:span text:style-name="T1">Hippias</text:span>. — La réponse est facile : Phidias, dirons-nous, a bien fait ; car l’ivoire, à mon avis, est une belle chose.</text:p>
      <text:p text:style-name="P1"><text:span text:style-name="T1">Socrate</text:span>. — « Mais alors, dira-t-il, pourquoi Phidias, au lieu de faire en ivoire l’intervalle des deux yeux, l’a-t-il fait en marbre, un marbre d’ailleurs presque pareil à l’ivoire ? » Le beau marbre possède-t-il donc aussi la beauté ? Devons-nous en convenir, Hippias ?</text:p>
      <text:p text:style-name="P1"><text:span text:style-name="T1">Hippias</text:span>. — Oui certes, quand il est employé à propos.</text:p>
      <text:p text:style-name="P1"><text:span text:style-name="T1">Socrate</text:span>. — Sinon, il est laid ? Dois-je aussi reconnaître ce point ?</text:p>
      <text:p text:style-name="P1"><text:span text:style-name="T1">Hippias</text:span>. — Oui : hors de propos, il est laid.</text:p>
      <text:p text:style-name="P1"><text:span text:style-name="T1">Socrate</text:span>. — « Ainsi, l’ivoire et l’or, me dira-t-il, ô très savant Socrate, embellissent les choses quand ils y sont appliqués à propos, et les enlaidissent dans le cas contraire, n’est-il pas vrai ? » Faut-il repousser cette distinction ou reconnaître qu’elle est juste.</text:p>
      <text:p text:style-name="P1"><text:span text:style-name="T1">Hippias</text:span>. — Elle est juste, et nous dirons que ce qui fait la beauté de chaque chose, c’est la convenance.</text:p>
      <text:p text:style-name="P1"><text:span text:style-name="T1">Socrate</text:span>. — « Lequel est le plus convenable, me dira-t-il, pour notre marmite de tout à l’heure, la belle, quand on y fait bouillir de beaux légumes : une cuiller d’or ou une cuiller en bois de figuier ? »</text:p>
      <text:p text:style-name="P1"><text:span text:style-name="T1">Hippias</text:span>. — Par Héraclès, Socrate, quel homme ! Tu ne veux pas me dire son nom ?</text:p>
      <text:p text:style-name="P1"><text:span text:style-name="T1">Socrate</text:span>. — Tu n’en saurais pas davantage si je te le disais.</text:p>
      <text:p text:style-name="P1"><text:span text:style-name="T1">Hippias</text:span>. — Ce que je sais, en tout cas, c’est qu’il manque absolument d’éducation.</text:p>
      <text:p text:style-name="P1"><text:span text:style-name="T1">Socrate</text:span>. — Il est insupportable, Hippias ! Quoi qu’il en soit, qu’allons-nous lui dire ? Des deux cuillers, laquelle est la plus convenable aux légumes et à la marmite ? N’est-ce pas celle qui est en bois de figuier ? Elle donne à la purée un parfum agréable, et en outre, avec elle, on ne risque pas de briser la marmite, de répandre la purée, d’éteindre le feu, et de priver les convives d’un plat appétissant ; avec la cuiller d’or, on s’expose à tous ces dangers, de sorte que, <text:bookmark text:name="22"/>selon moi, c’est la cuiller de bois qui convient le mieux : as-tu quelque objection ?</text:p>
      <text:p text:style-name="P1"><text:span text:style-name="T1">Hippias</text:span>. — Elle convient certainement mieux. Mais, moi, je ne serais pas d’humeur à m’entretenir avec un homme qui pose des questions pareilles.</text:p>
      <text:p text:style-name="P1"><text:span text:style-name="T1">Socrate</text:span>. — Tu as bien raison, mon ami : ces mots grossiers ne sont pas faits pour les oreilles d’un homme comme toi, si bien vêtu, si bien chaussé, admiré pour sa science dans toute la Grèce. Quant à moi, le contact de cet homme m’est indifférent. C’est pourquoi je te prie de m’instruire par avance et de me répondre, dans mon propre intérêt. — « Si la cuiller de bois, me dira-t-il, convient mieux que la cuiller d’or, n’est-elle pas nécessairement aussi la plus belle, puisque ce qui convient est reconnu par toi-même, Socrate, comme plus beau que ce qui ne convient pas ? » Comment faire, Hippias, pour nier que la cuiller de bois ne soit plus belle que la cuiller d’or ?</text:p>
      <text:p text:style-name="P1"><text:span text:style-name="T1">Hippias</text:span>. — Veux-tu que je te dise, Socrate, quelle définition du beau tu dois lui donner pour te débarrasser de son bavardage ?</text:p>
      <text:p text:style-name="P1"><text:soft-page-break/><text:span text:style-name="T1">Socrate</text:span>. — Oui certes ; mais seulement après que tu m’auras fait savoir ce que je dois répondre sur la plus convenable et la plus belle de nos deux cuillers.</text:p>
      <text:p text:style-name="P1"><text:span text:style-name="T1">Hippias</text:span>. — Eh bien, si cela te plaît, réponds-lui que c’est la cuiller de bois.</text:p>
      <text:p text:style-name="P1"><text:span text:style-name="T1">Socrate</text:span>. — Maintenant, fais-moi donc connaître ce que tu avais à me dire. Car, après notre dernière réponse, si je lui dis que le beau, c’est l’or, nous ne voyons plus, semble-t-il, en quoi l’or est plus beau que le bois de figuier. Mais qu’est-ce maintenant que le beau, à ton avis ?</text:p>
      <text:p text:style-name="P3"><text:span text:style-name="T2">Hippias</text:span><text:span text:style-name="T3">. — Je vais te le dire. Tu cherches, si je ne me trompe, une beauté qui jamais, en aucune façon, pour personne au monde, ne puisse paraître laide</text:span><text:bookmark text:name="cite_ref-8"/><text:a xlink:type="simple" xlink:href="https://fr.wikisource.org/wiki/Hippias_majeur_(trad._Croiset)#cite_note-8" text:style-name="Internet_20_link" text:visited-style-name="Visited_20_Internet_20_Link"><text:span text:style-name="T4">[8]</text:span></text:a><text:span text:style-name="T3">.</text:span></text:p>
      <text:p text:style-name="P1"><text:span text:style-name="T1">Socrate</text:span>. — Précisément ; cette fois tu saisis à merveille ma pensée.<text:bookmark text:name="23"/></text:p>
      <text:p text:style-name="P1"><text:span text:style-name="T1">Hippias</text:span>. — Écoute-moi donc, et sache que, si l’on te fait encore quelque objection, c’est que je ne connais rien à rien.</text:p>
      <text:p text:style-name="P1"><text:span text:style-name="T1">Socrate</text:span>. — Parle vite, au nom des dieux !</text:p>
      <text:p text:style-name="P4"/>
      <text:p text:style-name="P2">Quatrième<text:line-break/>définition.</text:p>
      <text:p text:style-name="P1"><text:span text:style-name="T1">Hippias</text:span>. — J’affirme donc que, pour tout homme et en tout temps, ce qu’il y a de plus beau pour un mortel, c’est d’être riche, bien portant, honoré de toute la Grèce, de parvenir à la vieillesse après avoir fait à ses parents morts de belles funérailles, et de recevoir enfin de ses propres enfants de beaux et magnifiques honneurs funèbres.</text:p>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style:font-face style:name="sans-serif" svg:font-family="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fr" fo:country="FR"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499cm" style:contextual-spacing="false" fo:line-height="115%"/>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3-04-07T10:42:05.066000000</dc:date>
    <meta:editing-duration>PT1M4S</meta:editing-duration>
    <meta:editing-cycles>1</meta:editing-cycles>
    <meta:document-statistic meta:table-count="0" meta:image-count="0" meta:object-count="0" meta:page-count="2" meta:paragraph-count="29" meta:word-count="922" meta:character-count="5164" meta:non-whitespace-character-count="4241"/>
    <meta:generator>LibreOffice/7.2.5.2$Windows_X86_64 LibreOffice_project/499f9727c189e6ef3471021d6132d4c694f357e5</meta:generator>
  </office:meta>
</office:document-meta>
</file>